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1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2" style:family="paragraph" style:parent-style-name="Preformatted_20_Text">
      <style:text-properties style:text-line-through-style="none" style:text-line-through-type="none"/>
    </style:style>
    <style:style style:name="P43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4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5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6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47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48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49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0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1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2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3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4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5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6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57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58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59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60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officeooo:rsid="001581df" officeooo:paragraph-rsid="0083c8fc"/>
    </style:style>
    <style:style style:name="P65" style:family="paragraph" style:parent-style-name="Preformatted_20_Text">
      <style:text-properties fo:color="#ffffff" loext:opacity="100%" officeooo:rsid="0014e081" officeooo:paragraph-rsid="0083c8fc"/>
    </style:style>
    <style:style style:name="P66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3c8fc" officeooo:paragraph-rsid="0084b04b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5242a" officeooo:paragraph-rsid="0085242a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85a2fa" officeooo:paragraph-rsid="0085a2fa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73" style:family="paragraph" style:parent-style-name="Preformatted_20_Text">
      <style:text-properties fo:color="#ffffff" loext:opacity="100%" officeooo:paragraph-rsid="0083c8fc"/>
    </style:style>
    <style:style style:name="P74" style:family="paragraph" style:parent-style-name="Preformatted_20_Text">
      <style:text-properties fo:color="#ffffff" loext:opacity="100%" officeooo:rsid="0083c8fc" officeooo:paragraph-rsid="0083c8fc"/>
    </style:style>
    <style:style style:name="P75" style:family="paragraph" style:parent-style-name="Preformatted_20_Text">
      <style:text-properties fo:color="#ffffff" loext:opacity="100%" officeooo:rsid="0083c8fc" officeooo:paragraph-rsid="0084b04b"/>
    </style:style>
    <style:style style:name="P76" style:family="paragraph" style:parent-style-name="Preformatted_20_Text">
      <style:text-properties fo:color="#ffffff" loext:opacity="100%" officeooo:paragraph-rsid="0084b04b"/>
    </style:style>
    <style:style style:name="P77" style:family="paragraph" style:parent-style-name="Preformatted_20_Text">
      <style:text-properties fo:color="#ffffff" loext:opacity="100%" officeooo:rsid="0085a2fa" officeooo:paragraph-rsid="0085a2fa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734b9"/>
    </style:style>
    <style:style style:name="T35" style:family="text">
      <style:text-properties officeooo:rsid="00889fbe"/>
    </style:style>
    <style:style style:name="T36" style:family="text">
      <style:text-properties officeooo:rsid="0088a0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2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2"/>
      <text:p text:style-name="P43">- part <text:span text:style-name="T1">3</text:span>: make the evaluated calculation an array, in which each item is calculated by its relative position to an operator<text:span text:style-name="T2">.</text:span></text:p>
      <text:p text:style-name="P45"/>
      <text:p text:style-name="P5">make a variable called "userInput"</text:p>
      <text:p text:style-name="P46"/>
      <text:p text:style-name="P6">let the top display be user input</text:p>
      <text:p text:style-name="P46"/>
      <text:p text:style-name="P7">when a number is pressed, make that value concatenate to userInput</text:p>
      <text:p text:style-name="P5"/>
      <text:p text:style-name="P5"><text:span text:style-name="T3">when an operator is pressed, </text:span><text:span text:style-name="T4">concatenate it to userInput, and </text:span><text:span text:style-name="T3">it will add a " " on both sides.</text:span></text:p>
      <text:p text:style-name="P40">add this to the specific operators, so there can also operators which will not add this in the future</text:p>
      <text:p text:style-name="P5"/>
      <text:p text:style-name="P8">make the clear and clearall functions work on the new userInput variable</text:p>
      <text:p text:style-name="P5"/>
      <text:p text:style-name="P9">make a variable called userInputArr, that splits it on " ".</text:p>
      <text:p text:style-name="P47"/>
      <text:p text:style-name="P41">First I remove all spaces from the string</text:p>
      <text:p text:style-name="P41">then,</text:p>
      <text:p text:style-name="P41">for each element in the string, I want to check first if it can be a number<text:span text:style-name="T6"> or a "."</text:span>.</text:p>
      <text:p text:style-name="P10">if not, I want to check if it is an existing operator. If that is the case I will <text:span text:style-name="T8">push</text:span> everything before that and add it to "userInputArray"<text:span text:style-name="T5">,</text:span></text:p>
      <text:p text:style-name="P11">and then take the current value, and shift that as a next array item.</text:p>
      <text:p text:style-name="P11"/>
      <text:p text:style-name="P12">if value is a number, concat it to currentElement</text:p>
      <text:p text:style-name="P12"/>
      <text:p text:style-name="P12">If value is an operator, push currentElement to inputArray</text:p>
      <text:p text:style-name="P12">then push the <text:span text:style-name="T9">operatorObject array index</text:span> to inputArray</text:p>
      <text:p text:style-name="P12">if an error returns, alert<text:span text:style-name="T7">:</text:span> value ... is invalid. I am vewwy sowwy (◞‸ ◟)💧</text:p>
      <text:p text:style-name="P47"/>
      <text:p text:style-name="P13">when an item is an operator, log the array index</text:p>
      <text:p text:style-name="P47"/>
      <text:p text:style-name="P45"><text:span text:style-name="T11">instead of saving an operator, save the array index of that operator.</text:span><text:span text:style-name="T15"> </text:span></text:p>
      <text:p text:style-name="P45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4"/>
      <text:p text:style-name="P55">// check of the value if it is a number.</text:p>
      <text:p text:style-name="P55">// then check if it is an operator<text:span text:style-name="T23">, using the previous and next value to evaluate that</text:span></text:p>
      <text:p text:style-name="P55">// if it then is not an operator, it might still be a number, because it is a negative number.</text:p>
      <text:p text:style-name="P55">// if none of these, give a console.log</text:p>
      <text:p text:style-name="P51"/>
      <text:p text:style-name="P51"/>
      <text:p text:style-name="P14">make a separate function called "concatNumber", and remove the function from makeInputArray<text:span text:style-name="T20">, so it can be called separately</text:span></text:p>
      <text:p text:style-name="P14"/>
      <text:p text:style-name="P15">add it as an if else to the makeInputArray, <text:span text:style-name="T22">after checking if it is an operator, </text:span>if the symbol is -</text:p>
      <text:p text:style-name="P16"/>
      <text:p text:style-name="P17">edit function<text:span text:style-name="T24"> evaluate</text:span>StringSymbols to <text:span text:style-name="T19">give 3 values</text:span></text:p>
      <text:p text:style-name="P49"/>
      <text:p text:style-name="P14">send 3 variables to makeInputArray</text:p>
      <text:p text:style-name="P50"/>
      <text:p text:style-name="P14">send 3 variables to numberOrOperator</text:p>
      <text:p text:style-name="P50"/>
      <text:p text:style-name="P18">make numberOrOperator work with numbers</text:p>
      <text:p text:style-name="P50"/>
      <text:p text:style-name="P19">make a separate function where each operator is individually checked</text:p>
      <text:p text:style-name="P20">check also, if it is a -, if this is actually a negative number<text:span text:style-name="T25">, then return "number" anyway. otherwise return the array of the operator</text:span></text:p>
      <text:p text:style-name="P14"><text:soft-page-break/></text:p>
      <text:p text:style-name="P14"/>
      <text:p text:style-name="P24">make a function called checkForOperator. in this function all operator signs are written. If it matches with any of those, check the other 2 variables to double check if it is right.</text:p>
      <text:p text:style-name="P45"/>
      <text:p text:style-name="P21">make it so that there are 3 variable accessible within numberOrOperator,</text:p>
      <text:p text:style-name="P21">previousValue, value, nextValue</text:p>
      <text:p text:style-name="P22"/>
      <text:p text:style-name="P22"/>
      <text:p text:style-name="P23">make a function called checkoperator, which gets 3 variables. the current symbol, the previous symbol, and the next symbol.</text:p>
      <text:p text:style-name="P21">with that it</text:p>
      <text:p text:style-name="P45"/>
      <text:p text:style-name="P25">make a function called "orderCalculation"</text:p>
      <text:p text:style-name="P25">that runs through the operators in the right order, and gives the arrayIndex of that operator as an argument<text:span text:style-name="T16">:</text:span></text:p>
      <text:p text:style-name="P26"><text:tab/>for each array item, check if it is an object. if true:</text:p>
      <text:p text:style-name="P27"><text:tab/><text:tab/>* take value, nextValue, previousValue</text:p>
      <text:p text:style-name="P26"><text:tab/><text:tab/>* check <text:span text:style-name="T17">if the operator precedence is 1.</text:span></text:p>
      <text:p text:style-name="P28"><text:tab/><text:tab/>If this is the case, run the operate function<text:span text:style-name="T18">.</text:span></text:p>
      <text:p text:style-name="P23"><text:tab/><text:tab/><text:tab/>for each operator, there will be a different function.</text:p>
      <text:p text:style-name="P48"/>
      <text:p text:style-name="P29">I want the previous and next value to go through the operat<text:span text:style-name="T26">o</text:span>r, and be result.</text:p>
      <text:p text:style-name="P29">then I want to splice<text:span text:style-name="T27"> out the</text:span> index [<text:span text:style-name="T28">0</text:span>] to index [+1]<text:span text:style-name="T28">,</text:span></text:p>
      <text:p text:style-name="P30">then I want to replace index -1 with result</text:p>
      <text:p text:style-name="P52"/>
      <text:p text:style-name="P31">make calculateInOrder also receive an argument that is i</text:p>
      <text:p text:style-name="P54"/>
      <text:p text:style-name="P32">before I run calculateInOrder, I want to make i <text:span text:style-name="T30">1</text:span>, and give it as an argument.</text:p>
      <text:p text:style-name="P53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3"/>
      <text:p text:style-name="P33">after each calculation, I want to calculateInOrder again, on the modified array, with i at the same number.</text:p>
      <text:p text:style-name="P33">Once I have run through all the objects, I want to run calculate inOrder again.</text:p>
      <text:p text:style-name="P33"/>
      <text:p text:style-name="P35">get the lowest precedence value, and let the loop stop at that value</text:p>
      <text:p text:style-name="P45"/>
      <text:p text:style-name="P34">run the result again through the arrayCalculation, and once it has become 1 value, let ans be the result</text:p>
      <text:p text:style-name="P36"/>
      <text:p text:style-name="P36"/>
      <text:p text:style-name="P37">change the name operatorObject to symbolObject,</text:p>
      <text:p text:style-name="P37">and give every item an extra category, called "category"</text:p>
      <text:p text:style-name="P37"/>
      <text:p text:style-name="P38">give every current item a category</text:p>
      <text:p text:style-name="P36"/>
      <text:p text:style-name="P39">make a function "checkForErrors", after the calcuteInOrder array.</text:p>
      <text:p text:style-name="P39">loop though the function, and give the current element and the index.</text:p>
      <text:p text:style-name="P39">give the prePreviousElement, currentElement, nextElement, nextNextElement<text:span text:style-name="T31">.</text:span></text:p>
      <text:p text:style-name="P37"/>
      <text:p text:style-name="P37">if + is behind another operator, remove <text:span text:style-name="T32">current index value</text:span></text:p>
      <text:p text:style-name="P57"/>
      <text:p text:style-name="P58">at the end of errorchecking, filter all empty values from the array</text:p>
      <text:p text:style-name="P62">- part 5:</text:p>
      <text:p text:style-name="P63"><text:span text:style-name="T33">add all functions:</text:span></text:p>
      <text:p text:style-name="P68"/>
      <text:p text:style-name="P76"/>
      <text:p text:style-name="P75">ANS</text:p>
      <text:p text:style-name="P75">what is ans actually?</text:p>
      <text:p text:style-name="P75"/>
      <text:p text:style-name="P75">ans is <text:span text:style-name="T33">the </text:span>value that is the last result that was calculated.</text:p>
      <text:p text:style-name="P69">when you click it, its value is added to the calculation.</text:p>
      <text:p text:style-name="P69"/>
      <text:p text:style-name="P70">if the ans is clicked += the ans value to the displayTop</text:p>
      <text:p text:style-name="P70"/>
      <text:p text:style-name="P71">=</text:p>
      <text:p text:style-name="P72">delete userinput and ans values,</text:p>
      <text:p text:style-name="P72"><text:span text:style-name="T36">empty</text:span> <text:span text:style-name="T36">inputArray</text:span></text:p>
      <text:p text:style-name="P68"/>
      <text:p text:style-name="P61">- part <text:span text:style-name="T33">6</text:span>:</text:p>
      <text:p text:style-name="P61">make it able to handle errors</text:p>
      <text:p text:style-name="P74"/>
      <text:p text:style-name="P73"/>
      <text:p text:style-name="P73">- make a function called errorCheckEquals, errorCheckOperator, errorCheckNumber which will contain all the checks for each.</text:p>
      <text:p text:style-name="P73"/>
      <text:p text:style-name="P73">- make functions that check for error-inducing behavior, add them to the controller functions to first check for errors</text:p>
      <text:p text:style-name="P73"><text:tab/></text:p>
      <text:p text:style-name="P73"><text:tab/>- operator:</text:p>
      <text:p text:style-name="P73"><text:tab/><text:tab/>* was the operator pressed without any previous content?</text:p>
      <text:p text:style-name="P73"><text:tab/><text:tab/><text:tab/>- is there a previous ans, fill in ANS, otherwise</text:p>
      <text:p text:style-name="P73"><text:tab/><text:tab/><text:tab/>- remove the operator</text:p>
      <text:p text:style-name="P73"><text:tab/><text:tab/>* are there 2 operators and a num1 and num2?</text:p>
      <text:p text:style-name="P73"><text:tab/><text:tab/><text:tab/>- calculate the previous result already</text:p>
      <text:p text:style-name="P73"><text:tab/><text:tab/>* is there only num1, change the operator value</text:p>
      <text:p text:style-name="P73"><text:tab/><text:tab/>* are num1, num2, and operator all not empty? run calcAnswer()</text:p>
      <text:p text:style-name="P73"><text:tab/>- equals:</text:p>
      <text:p text:style-name="P73"><text:tab/><text:tab/>* is there any content on the screen, if not, return 0</text:p>
      <text:p text:style-name="P73"><text:tab/><text:tab/>* is there only a number on the screen, then return the number</text:p>
      <text:p text:style-name="P73"><text:tab/>- number:</text:p>
      <text:p text:style-name="P73"><text:tab/><text:tab/>* is the total length of the calculation bigger than the screen <text:tab/><text:tab/><text:tab/>length, don't allow the new number</text:p>
      <text:p text:style-name="P73"/>
      <text:p text:style-name="P73">- make a function called errorCheck calcAnswer</text:p>
      <text:p text:style-name="P73"><text:tab/></text:p>
      <text:p text:style-name="P73"/>
      <text:p text:style-name="P77">make an object that saves every calculation and answer<text:span text:style-name="T35">, when the = button is pressed</text:span></text:p>
      <text:p text:style-name="P73"/>
      <text:p text:style-name="P73"/>
      <text:p text:style-name="P73"/>
      <text:p text:style-name="P73">style the calculator exactly like an oldschool calculator, with some shine on the keys</text:p>
      <text:p text:style-name="P73">and a slight curve on the sides</text:p>
      <text:p text:style-name="P73"/>
      <text:p text:style-name="P73">-------</text:p>
      <text:p text:style-name="P73"/>
      <text:p text:style-name="P64">add the option for different ways to write variables (* and x)</text:p>
      <text:p text:style-name="P73"/>
      <text:p text:style-name="P65">make negative numbers possible</text:p>
      <text:p text:style-name="P73"/>
      <text:p text:style-name="P73">bonus:</text:p>
      <text:p text:style-name="P73">take away as many global variables as possible</text:p>
      <text:p text:style-name="P73">make everything const of possible</text:p>
      <text:p text:style-name="P73"/>
      <text:p text:style-name="P73">error fixing:</text:p>
      <text:p text:style-name="P73"><text:soft-page-break/>make C not delete ANS entries again and again, on the currently displayed result.</text:p>
      <text:p text:style-name="P73">maybe if ANS[0] == displayBottom.textContent <text:s/>remove first element?</text:p>
      <text:p text:style-name="P73">make sure the that ANS only displays the current calculated value</text:p>
      <text:p text:style-name="P73"/>
      <text:p text:style-name="P60">to add an operator:</text:p>
      <text:p text:style-name="P66">add the operator to the operatorObject + different ways that it can be written</text:p>
      <text:p text:style-name="P67">write a way to check for this operator in the checkOperator()</text:p>
      <text:p text:style-name="P59">add the calculation in the doCalculation func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3T20:41:10.505491958</dc:date>
    <meta:editing-duration>PT20H30M29S</meta:editing-duration>
    <meta:editing-cycles>86</meta:editing-cycles>
    <meta:generator>LibreOffice/7.3.7.2$Linux_X86_64 LibreOffice_project/30$Build-2</meta:generator>
    <meta:document-statistic meta:table-count="0" meta:image-count="0" meta:object-count="0" meta:page-count="7" meta:paragraph-count="176" meta:word-count="1605" meta:character-count="9035" meta:non-whitespace-character-count="7519"/>
  </office:meta>
</office:document-meta>
</file>